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95bf9" officeooo:paragraph-rsid="00095bf9"/>
    </style:style>
    <style:style style:name="P2" style:family="paragraph" style:parent-style-name="Title">
      <style:text-properties officeooo:rsid="00095bf9" officeooo:paragraph-rsid="00095bf9"/>
    </style:style>
    <style:style style:name="T1" style:family="text">
      <style:text-properties officeooo:rsid="000a10d9"/>
    </style:style>
    <style:style style:name="T2" style:family="text">
      <style:text-properties officeooo:rsid="000a96bf"/>
    </style:style>
    <style:style style:name="T3" style:family="text">
      <style:text-properties officeooo:rsid="000c6aa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Justification</text:p>
      <text:p text:style-name="P1">Both Prims and Kruskals algorithm works with negative weights but dijkstras algorithm doesnt as it handle with the graphs contains cycle the negative weights will give incorrect output.In the given graph the desired output is resulted as we have added a constant to each edge and makes it as positive value <text:span text:style-name="T1">as it finds shortest path by iteration.Both prims and kruskals works as it each node has minimum of indegree 1 </text:span><text:span text:style-name="T2">although it is directed graph it gives output.</text:span><text:span text:style-name="T3">kruskals algorithm runs fast when compared to prims algorith as it runs fast for sparse graphs than dense graph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18T10:48:45.159320942</meta:creation-date>
    <dc:date>2023-01-18T11:17:57.304504288</dc:date>
    <meta:editing-duration>PT7M41S</meta:editing-duration>
    <meta:editing-cycles>2</meta:editing-cycles>
    <meta:generator>LibreOffice/6.4.7.2$Linux_X86_64 LibreOffice_project/40$Build-2</meta:generator>
    <meta:document-statistic meta:table-count="0" meta:image-count="0" meta:object-count="0" meta:page-count="1" meta:paragraph-count="2" meta:word-count="98" meta:character-count="590" meta:non-whitespace-character-count="494"/>
  </office:meta>
</office:document-meta>
</file>